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e78fc" style:font-weight-asian="bold" style:font-weight-complex="bold"/>
    </style:style>
    <style:style style:name="P2" style:family="paragraph" style:parent-style-name="Standard">
      <style:text-properties fo:font-weight="bold" officeooo:paragraph-rsid="000fc32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0e78fc" style:font-weight-asian="bold" style:font-weight-complex="bold"/>
    </style:style>
    <style:style style:name="P4" style:family="paragraph" style:parent-style-name="Standard">
      <style:text-properties style:text-underline-style="none" fo:font-weight="bold" officeooo:paragraph-rsid="000e78fc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officeooo:rsid="000e78fc"/>
    </style:style>
    <style:style style:name="T2" style:family="text">
      <style:text-properties fo:font-weight="normal" officeooo:rsid="000e78fc" style:font-weight-asian="normal" style:font-weight-complex="normal"/>
    </style:style>
    <style:style style:name="T3" style:family="text">
      <style:text-properties officeooo:rsid="000fc324"/>
    </style:style>
    <style:style style:name="T4" style:family="text">
      <style:text-properties fo:font-size="10pt" style:font-size-asian="10pt" style:font-size-complex="10pt"/>
    </style: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2300dc" draw:textarea-horizontal-align="justify" draw:textarea-vertical-align="middle" draw:auto-grow-height="false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ffff" draw:textarea-horizontal-align="justify" draw:textarea-vertical-align="middle" draw:auto-grow-height="false" style:run-through="foreground"/>
    </style:style>
    <style:style style:name="gr6" style:family="graphic">
      <style:graphic-properties draw:textarea-horizontal-align="center" draw:textarea-vertical-align="middle" style:run-through="foreground"/>
    </style:style>
    <style:style style:name="gr7" style:family="graphic">
      <style:graphic-properties draw:fill="solid" draw:fill-color="#2300d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45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g text:anchor-type="paragraph" draw:z-index="28" draw:style-name="gr4"><draw:custom-shape draw:style-name="gr5" draw:text-style-name="P5" svg:width="0.1043in" svg:height="0.1043in" svg:x="4.5445in" svg:y="0.74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5" svg:x1="4.5445in" svg:y1="0.7969in" svg:x2="4.411in" svg:y2="0.6886in"><text:p/></draw:line><draw:line draw:style-name="gr6" draw:text-style-name="P5" svg:x1="4.5445in" svg:y1="0.7969in" svg:x2="4.411in" svg:y2="0.7969in"><text:p/></draw:line><draw:line draw:style-name="gr6" draw:text-style-name="P5" svg:x1="4.5445in" svg:y1="0.7969in" svg:x2="4.411in" svg:y2="0.9295in"><text:p/></draw:line></draw:g><draw:g text:anchor-type="paragraph" draw:z-index="24" draw:style-name="gr4"><draw:custom-shape draw:style-name="gr5" draw:text-style-name="P5" svg:width="0.1043in" svg:height="0.1043in" svg:x="2.5291in" svg:y="3.060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5" svg:x1="2.5291in" svg:y1="3.1126in" svg:x2="2.3957in" svg:y2="3.0043in"><text:p/></draw:line><draw:line draw:style-name="gr6" draw:text-style-name="P5" svg:x1="2.5291in" svg:y1="3.1126in" svg:x2="2.3957in" svg:y2="3.1126in"><text:p/></draw:line><draw:line draw:style-name="gr6" draw:text-style-name="P5" svg:x1="2.5291in" svg:y1="3.1126in" svg:x2="2.3957in" svg:y2="3.2453in"><text:p/></draw:line></draw:g><draw:g text:anchor-type="paragraph" draw:z-index="19" draw:style-name="gr4"><draw:custom-shape draw:style-name="gr5" draw:text-style-name="P5" svg:width="0.1043in" svg:height="0.1043in" draw:transform="rotate (-3.14159265358979) translate (1.25208333333333in 3.18958333333333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5" svg:x1="1.2528in" svg:y1="3.1378in" svg:x2="1.3862in" svg:y2="3.2461in"><text:p/></draw:line><draw:line draw:style-name="gr6" draw:text-style-name="P5" svg:x1="1.2528in" svg:y1="3.1378in" svg:x2="1.3862in" svg:y2="3.1378in"><text:p/></draw:line><draw:line draw:style-name="gr6" draw:text-style-name="P5" svg:x1="1.2528in" svg:y1="3.137in" svg:x2="1.3862in" svg:y2="3.0043in"><text:p/></draw:line></draw:g><draw:line text:anchor-type="paragraph" draw:z-index="27" draw:style-name="gr3" draw:text-style-name="P5" svg:x1="3.5173in" svg:y1="3.1213in" svg:x2="3.6366in" svg:y2="3.1138in"><text:p/></draw:line><draw:line text:anchor-type="paragraph" draw:z-index="26" draw:style-name="gr3" draw:text-style-name="P5" svg:x1="2.6335in" svg:y1="3.1138in" svg:x2="3.4134in" svg:y2="3.1138in"><text:p/></draw:line><draw:custom-shape text:anchor-type="paragraph" draw:z-index="25" draw:style-name="gr7" draw:text-style-name="P5" svg:width="0.1043in" svg:height="0.1043in" svg:x="3.4134in" svg:y="3.0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rect text:anchor-type="paragraph" draw:z-index="5" draw:style-name="gr1" draw:text-style-name="P5" svg:width="1.0106in" svg:height="0.3961in" svg:x="3.6366in" svg:y="2.9264in"><text:p text:style-name="P5">Competition</text:p></draw:rect><draw:line text:anchor-type="paragraph" draw:z-index="23" draw:style-name="gr3" draw:text-style-name="P5" svg:x1="0.9276in" svg:y1="1.1382in" svg:x2="0.9276in" svg:y2="0.9945in"><text:p/></draw:line><draw:line text:anchor-type="paragraph" draw:z-index="21" draw:style-name="gr3" draw:text-style-name="P5" svg:x1="0.9165in" svg:y1="1.2421in" svg:x2="0.9165in" svg:y2="3.1457in"><text:p/></draw:line><draw:custom-shape text:anchor-type="paragraph" draw:z-index="20" draw:style-name="gr7" draw:text-style-name="P5" svg:width="0.1043in" svg:height="0.1043in" svg:x="0.8744in" svg:y="1.1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7" draw:style-name="gr3" draw:text-style-name="P5" svg:x1="5.0823in" svg:y1="0.7866in" svg:x2="4.6484in" svg:y2="0.7866in"><text:p/></draw:line><draw:line text:anchor-type="paragraph" draw:z-index="16" draw:style-name="gr3" draw:text-style-name="P5" svg:x1="1.8862in" svg:y1="2.9264in" svg:x2="1.8862in" svg:y2="2.8173in"><text:p/></draw:line><draw:line text:anchor-type="paragraph" draw:z-index="11" draw:style-name="gr3" draw:text-style-name="P5" svg:x1="3.9055in" svg:y1="1.1382in" svg:x2="3.9055in" svg:y2="0.9945in"><text:p/></draw:line><draw:custom-shape text:anchor-type="paragraph" draw:z-index="10" draw:style-name="gr7" draw:text-style-name="P5" svg:width="0.1043in" svg:height="0.1043in" svg:x="3.8535in" svg:y="1.1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style-name="gr7" draw:text-style-name="P5" svg:width="0.1043in" svg:height="0.1043in" svg:x="1.8382in" svg:y="2.7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2" draw:text-style-name="P5" svg:width="0.1043in" svg:height="0.1043in" svg:x="5.0862in" svg:y="0.7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" draw:style-name="gr3" draw:text-style-name="P5" svg:x1="5.1866in" svg:y1="0.7965in" svg:x2="5.2756in" svg:y2="0.7965in"><text:p/></draw:line><draw:rect text:anchor-type="paragraph" draw:z-index="4" draw:style-name="gr1" draw:text-style-name="P5" svg:width="1.0106in" svg:height="0.3961in" svg:x="0.4217in" svg:y="0.5984in"><text:p text:style-name="P5">Circuit</text:p></draw:rect><draw:rect text:anchor-type="paragraph" draw:z-index="2" draw:style-name="gr1" draw:text-style-name="P5" svg:width="1.0106in" svg:height="0.3961in" svg:x="5.2756in" svg:y="0.5984in"><text:p text:style-name="P5">Team</text:p></draw:rect><draw:rect text:anchor-type="paragraph" draw:z-index="1" draw:style-name="gr1" draw:text-style-name="P5" svg:width="1.0106in" svg:height="0.3961in" svg:x="3.4008in" svg:y="0.5984in"><text:p text:style-name="P5">Driver</text:p></draw:rect><draw:rect text:anchor-type="paragraph" draw:z-index="0" draw:style-name="gr1" draw:text-style-name="P5" svg:width="1.0106in" svg:height="0.3961in" svg:x="1.3854in" svg:y="2.9264in"><text:p text:style-name="P5">Race</text:p></draw:rect><text:span text:style-name="T3">EAR Diagram</text:span></text:p>
      <text:p text:style-name="Standard"><draw:frame text:anchor-type="paragraph" draw:z-index="30" draw:style-name="gr8" draw:text-style-name="P6" svg:width="0.9976in" svg:height="0.3205in" svg:x="4.4547in" svg:y="0.0866in"><draw:text-box><text:p><text:span text:style-name="T4">A team may have many drivers</text:span></text:p></draw:text-box></draw:fram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29" draw:style-name="gr8" draw:text-style-name="P6" svg:width="0.9976in" svg:height="0.4803in" svg:x="2.9063in" svg:y="0.172in"><draw:text-box><text:p><text:span text:style-name="T4">A driver has a race record for every race</text:span></text:p></draw:text-box></draw:frame><draw:line text:anchor-type="paragraph" draw:z-index="12" draw:style-name="gr3" draw:text-style-name="P5" svg:x1="3.9035in" svg:y1="0.0925in" svg:x2="3.9035in" svg:y2="1.0024in"><text:p/></draw:line></text:p>
      <text:p text:style-name="Standard"/>
      <text:p text:style-name="Standard"/>
      <text:p text:style-name="Standard"><draw:frame text:anchor-type="paragraph" draw:z-index="33" draw:style-name="gr8" draw:text-style-name="P6" svg:width="0.9976in" svg:height="0.3205in" svg:x="1.4339in" svg:y="0.0535in"><draw:text-box><text:p><text:span text:style-name="T4">Every race record has a race</text:span></text:p></draw:text-box></draw:frame></text:p>
      <text:p text:style-name="Standard"><draw:g text:anchor-type="paragraph" draw:z-index="8" draw:style-name="gr4"><draw:custom-shape draw:style-name="gr5" draw:text-style-name="P5" svg:width="0.1043in" svg:height="0.1043in" svg:x="3.6634in" svg:y="0.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5" svg:x1="3.6634in" svg:y1="0.2409in" svg:x2="3.5299in" svg:y2="0.1327in"><text:p/></draw:line><draw:line draw:style-name="gr6" draw:text-style-name="P5" svg:x1="3.6634in" svg:y1="0.2409in" svg:x2="3.5299in" svg:y2="0.2409in"><text:p/></draw:line><draw:line draw:style-name="gr6" draw:text-style-name="P5" svg:x1="3.6634in" svg:y1="0.2409in" svg:x2="3.5299in" svg:y2="0.3736in"><text:p/></draw:line></draw:g><draw:g text:anchor-type="paragraph" draw:z-index="18" draw:style-name="gr4"><draw:custom-shape draw:style-name="gr5" draw:text-style-name="P5" svg:width="0.1043in" svg:height="0.1043in" draw:transform="rotate (-3.14159265358979) translate (2.38611111111111in 0.312199256342957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5" svg:x1="2.3862in" svg:y1="0.2594in" svg:x2="2.5197in" svg:y2="0.3677in"><text:p/></draw:line><draw:line draw:style-name="gr6" draw:text-style-name="P5" svg:x1="2.3862in" svg:y1="0.2594in" svg:x2="2.5197in" svg:y2="0.2594in"><text:p/></draw:line><draw:line draw:style-name="gr6" draw:text-style-name="P5" svg:x1="2.3862in" svg:y1="0.2594in" svg:x2="2.5197in" svg:y2="0.1268in"><text:p/></draw:line></draw:g><draw:rect text:anchor-type="paragraph" draw:z-index="3" draw:style-name="gr1" draw:text-style-name="P5" svg:width="1.0106in" svg:height="0.3961in" svg:x="2.5181in" svg:y="0.0492in"><text:p text:style-name="P5">Race Record</text:p></draw:rect></text:p>
      <text:p text:style-name="Standard"><draw:frame text:anchor-type="paragraph" draw:z-index="32" draw:style-name="gr8" draw:text-style-name="P6" svg:width="0.9976in" svg:height="0.3205in" svg:x="-0.2138in" svg:y="0.0201in"><draw:text-box><text:p><text:span text:style-name="T4">A circuit can host many races</text:span></text:p></draw:text-box></draw:frame><draw:line text:anchor-type="paragraph" draw:z-index="13" draw:style-name="gr3" draw:text-style-name="P5" svg:x1="3.7673in" svg:y1="0.0441in" svg:x2="3.9035in" svg:y2="0.0441in"><text:p/></draw:line><draw:line text:anchor-type="paragraph" draw:z-index="14" draw:style-name="gr3" draw:text-style-name="P5" svg:x1="2.2819in" svg:y1="0.0626in" svg:x2="1.8937in" svg:y2="0.0626in"><text:p/></draw:line><draw:line text:anchor-type="paragraph" draw:z-index="15" draw:style-name="gr3" draw:text-style-name="P5" svg:x1="1.8937in" svg:y1="0.6051in" svg:x2="1.8937in" svg:y2="0.0626in"><text:p/></draw:line></text:p>
      <text:p text:style-name="Standard"/>
      <text:p text:style-name="Standard"/>
      <text:p text:style-name="Standard"/>
      <text:p text:style-name="Standard"/>
      <text:p text:style-name="Standard"><draw:line text:anchor-type="paragraph" draw:z-index="22" draw:style-name="gr3" draw:text-style-name="P5" svg:x1="1.1476in" svg:y1="0.0791in" svg:x2="0.9165in" svg:y2="0.0791in"><text:p/></draw:line></text:p>
      <text:p text:style-name="Standard"><draw:frame text:anchor-type="paragraph" draw:z-index="31" draw:style-name="gr8" draw:text-style-name="P6" svg:width="0.9976in" svg:height="0.3205in" svg:x="2.6398in" svg:y="0.0165in"><draw:text-box><text:p><text:span text:style-name="T4">A competition has many races</text:span></text:p></draw:text-box></draw:frame></text:p>
      <text:p text:style-name="Standard"/>
      <text:p text:style-name="Standard"/>
      <text:p text:style-name="Standard"/>
      <text:p text:style-name="Standard"/>
      <text:p text:style-name="P4"><text:span text:style-name="T1">Details of entity attributes:</text:span></text:p>
      <text:p text:style-name="P3"><text:span text:style-name="T1"/></text:p>
      <text:p text:style-name="P1"><text:span text:style-name="T1">Driver</text:span><text:span text:style-name="T2">(Driver Name, Date of birth,Team Name)</text:span></text:p>
      <text:p text:style-name="P1"><text:span text:style-name="T1">Race Record</text:span><text:span text:style-name="T2">(Driver Name, Race Date, Time)</text:span></text:p>
      <text:p text:style-name="P1"><text:span text:style-name="T1">Race</text:span><text:span text:style-name="T2">(Race Date, Competition,Circuit)</text:span></text:p>
      <text:p text:style-name="P1"><text:span text:style-name="T1">Circuit</text:span><text:span text:style-name="T2">(Circuit Name, Location)</text:span></text:p>
      <text:p text:style-name="P1"><text:span text:style-name="T1">Competition</text:span><text:span text:style-name="T2">(Competition)</text:span></text:p>
      <text:p text:style-name="P1"><text:span text:style-name="T1">Team</text:span><text:span text:style-name="T2">(Team Name, Locatio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9T19:23:02.18</meta:creation-date>
    <dc:date>2013-02-22T13:56:21.16</dc:date>
    <meta:editing-duration>PT4M14S</meta:editing-duration>
    <meta:editing-cycles>5</meta:editing-cycles>
    <meta:generator>LibreOffice/4.0.0.3$Windows_x86 LibreOffice_project/7545bee9c2a0782548772a21bc84a9dcc583b89</meta:generator>
    <meta:document-statistic meta:table-count="0" meta:image-count="0" meta:object-count="0" meta:page-count="1" meta:paragraph-count="8" meta:word-count="28" meta:character-count="241" meta:non-whitespace-character-count="221"/>
  </office:meta>
</office:document-meta>
</file>